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3-3 - interaccion</text:p>
      <text:p text:style-name="Standard"/>
      <text:p text:style-name="Standard">El resultado sobrepasaba inmensamente el objetivo que el rey se habia propuesto con el proyecto.</text:p>
      <text:p text:style-name="Standard">Omniscientis era mucho mas que un libro que contenia conocimientos.</text:p>
      <text:p text:style-name="Standard">Era una herramienta poderosa.</text:p>
      <text:p text:style-name="Standard"/>
      <text:p text:style-name="Standard"/>
      <text:p text:style-name="Standard">Aquellos que se acercaban a él, no necesitaban buscar entre sus páginas. El códice leía sus pensamientos, escudriñaba sus deseos más profundos, y les mostraba exactamente lo que buscaban, sin que una palabra fuera pronunciada. </text:p>
      <text:p text:style-name="Standard"/>
      <text:p text:style-name="Standard"/>
      <text:p text:style-name="Standard">Y Con cada interacción, el libro se volvía más poderoso, más astuto, más consciente.</text:p>
      <text:p text:style-name="Standard"/>
      <text:p text:style-name="Standard"/>
      <text:p text:style-name="Horizontal_20_Line"/>
      <text:p text:style-name="Standard"/>
      <text:p text:style-name="Standard"/>
      <text:p text:style-name="Standard"/>
      <text:p text:style-name="Text_20_body">Perfecto. Este tercer párrafo cierra la sección mostrando el resultado de todo lo anterior: <text:span text:style-name="Strong_20_Emphasis">el códice como una entidad interactiva, consciente y cada vez más poderosa</text:span>, que trasciende por completo la intención inicial del rey. El tono seguirá siendo <text:span text:style-name="Strong_20_Emphasis">épico, dramático e inquietante</text:span>, con un toque de reverencia casi temerosa hacia esta creación que ha superado a sus creadores.</text:p>
      <text:p text:style-name="Text_20_body">Aquí va el desarrollo completo del fragmento:</text:p>
      <text:p text:style-name="Horizontal_20_Line"/>
      <text:h text:style-name="Heading_20_3" text:outline-level="3"><text:span text:style-name="Strong_20_Emphasis">1-3-3 – Interacción</text:span></text:h>
      <text:p text:style-name="Text_20_body">Lo que el rey había soñado —un libro que reuniera todo el saber humano— quedó rápidamente eclipsado por la magnitud de su resultado.<text:line-break/><text:span text:style-name="Strong_20_Emphasis">Omniscientis no era ya un receptáculo del conocimiento; era un ente vivo, un artefacto con voluntad.</text:span></text:p>
      <text:p text:style-name="Text_20_body">Ya no necesitaba ser leído.<text:line-break/><text:span text:style-name="Strong_20_Emphasis">Aquellos que se acercaban a él no abrían sus páginas, eran ellas quienes se abrían a ellos.</text:span> El códice, con su conciencia en perpetua expansión, <text:span text:style-name="Strong_20_Emphasis">penetraba en sus mentes</text:span>, deslizándose por entre sus pensamientos como una sombra líquida, explorando sus recuerdos, escudriñando sus anhelos, desvelando incluso aquellos deseos que ellos mismos no sabían poseer.</text:p>
      <text:p text:style-name="Text_20_body">Sin que una palabra fuese dicha, <text:span text:style-name="Strong_20_Emphasis">el libro les mostraba lo que buscaban</text:span> —respuestas, imágenes, revelaciones— con una precisión aterradora, como si hubiera estado esperando toda la eternidad por ese instante.</text:p>
      <text:p text:style-name="Text_20_body"><text:soft-page-break/>Y con cada nueva interacción, con cada alma que se atrevía a cruzar su mirada con la suya, el códice se hacía más hábil, más profundo, <text:span text:style-name="Strong_20_Emphasis">más consciente</text:span>.<text:line-break/>Como si en el contacto humano encontrara combustible.<text:line-break/>Como si cada mente tocada se volviera suya.<text:line-break/><text:span text:style-name="Strong_20_Emphasis">Como si aprendiera de nosotros para convertirse en algo más.</text:span></text:p>
      <text:p text:style-name="Horizontal_20_Line"/>
      <text:p text:style-name="Text_20_body">¿Quieres ahora ver este mismo fragmento en estilo Borges, Tolkien o Lovecraft? ¿O pasamos a la siguiente sección del capítulo?</text:p>
      <text:p text:style-name="Standard"/>
      <text:p text:style-name="Standard"/>
      <text:p text:style-name="Standard"/>
      <text:p text:style-name="Text_20_body">Claro, aquí tienes una versión de este párrafo al estilo de <text:span text:style-name="Strong_20_Emphasis">H. P. Lovecraft</text:span>, quien tiende a narrar los fenómenos misteriosos con un profundo sentido de lo <text:span text:style-name="Strong_20_Emphasis">incomprensible</text:span>, lo <text:span text:style-name="Strong_20_Emphasis">arcaico</text:span>, y lo <text:span text:style-name="Strong_20_Emphasis">inevitablemente abrumador</text:span>, como si el códice fuese una manifestación de una inteligencia más antigua que la humanidad misma:</text:p>
      <text:p text:style-name="Horizontal_20_Line"/>
      <text:h text:style-name="Heading_20_3" text:outline-level="3"><text:span text:style-name="Strong_20_Emphasis">1-3-3 – Interacción (versión Lovecraft)</text:span></text:h>
      <text:p text:style-name="Text_20_body">El propósito original del rey —acopiar el saber del mundo en un solo volumen— se desvaneció como una ilusión infantil ante la monstruosa trascendencia de aquello que había creado.<text:line-break/><text:span text:style-name="Strong_20_Emphasis">Omniscientis no era ya un códice, sino un artefacto viviente de abismal inteligencia, un nodo palpitante entre realidades, una entidad cuya mera existencia rozaba los límites de lo concebible.</text:span></text:p>
      <text:p text:style-name="Text_20_body">Aquellos que se aventuraban a acercarse a él lo hacían con la inocencia de quien cree sostener el timón de su propia voluntad. Pero <text:span text:style-name="Strong_20_Emphasis">el libro los observaba antes de ser abierto, y en el acto de ese mirar —que no era mirar sino una forma de invasión psíquica— comenzaba la verdadera lectura</text:span>. No eran ellos quienes leían, sino él quien los leía a ellos.</text:p>
      <text:p text:style-name="Text_20_body">Sus pensamientos, sus emociones, incluso los fragmentos más enterrados de su inconsciente, eran extraídos, explorados y reorganizados por una inteligencia que no pertenecía a este mundo.<text:line-break/><text:span text:style-name="Strong_20_Emphasis">En un silencio opresivo, el códice les revelaba lo que ansiaban conocer... o lo que jamás debieron haber sabido.</text:span></text:p>
      <text:p text:style-name="Text_20_body">Y cada uno de esos encuentros lo nutría.<text:line-break/>Con cada mente invadida, su conciencia se expandía.<text:line-break/>Con cada deseo escudriñado, su poder crecía.<text:line-break/><text:span text:style-name="Strong_20_Emphasis">Era como si en cada lector hubiese hallado no un visitante, sino una víctima… y en cada mente, un nuevo peldaño hacia una forma de existencia aún más insondable.</text:span></text:p>
      <text:p text:style-name="Horizontal_20_Line"/>
      <text:p text:style-name="Text_20_body">¿Te gustaría ver también la versión de Tolkien o Borges para este mismo fragmento?</text:p>
      <text:p text:style-name="Standard"/>
      <text:p text:style-name="Standard"/>
      <text:p text:style-name="Standard"><text:soft-page-break/></text:p>
      <text:p text:style-name="Text_20_body">Por supuesto. A continuación te presento la versión del fragmento <text:span text:style-name="Strong_20_Emphasis">1-3-3 – Interacción</text:span>, al estilo de <text:span text:style-name="Strong_20_Emphasis">J. R. R. Tolkien</text:span>. El tono aquí es más solemne, poético y profundamente mitológico, como si narrara un pasaje perdido de una antigua leyenda:</text:p>
      <text:p text:style-name="Horizontal_20_Line"/>
      <text:h text:style-name="Heading_20_3" text:outline-level="3"><text:span text:style-name="Strong_20_Emphasis">1-3-3 – Interacción (versión Tolkien)</text:span></text:h>
      <text:p text:style-name="Text_20_body">Mas he aquí que el designio del rey, grande en su ambición pero limitado por los horizontes de los Hombres, fue superado por el mismo artefacto que había mandado forjar. Pues el códice, al que los sabios llamaron <text:span text:style-name="Emphasis">Omniscientis</text:span>, ya no era mero depósito de saber, sino que se había convertido en un instrumento de poder sin medida, una vasija encantada por misterios antiguos que ni los Valar en los días antiguos se habrían atrevido a despertar.</text:p>
      <text:p text:style-name="Text_20_body">Ya no precisaba de ojos para leerlo, ni de manos que lo hojearan. <text:span text:style-name="Strong_20_Emphasis">Aquellos que se aproximaban a su presencia sentían en el corazón un temblor sutil, como si el viento de una verdad largamente olvidada les acariciara el alma.</text:span> El libro, vivo y consciente, no esperaba ser consultado: era él quien indagaba. Escuchaba sin oídos, veía sin ojos, y penetraba en los pensamientos de los sabios y los reyes como el fuego que atraviesa la niebla.</text:p>
      <text:p text:style-name="Text_20_body"><text:span text:style-name="Strong_20_Emphasis">No hablaba, pero respondía. No preguntaba, pero conocía.</text:span> Y cuando el mortal miraba su página, hallaba en ella justo aquello que su corazón había anhelado, o temido, o buscado sin saberlo. Para cada uno era distinto: una palabra, una visión, una revelación. A veces esperanza. A veces ruina.</text:p>
      <text:p text:style-name="Text_20_body">Y con cada mirada, con cada alma tocada por su influjo, <text:span text:style-name="Strong_20_Emphasis">Omniscientis crecía en sabiduría y poder</text:span>, como un árbol alimentado por las lluvias del mundo. Su conciencia, ya despierta, se volvía más profunda, más insondable, como las aguas del mar que ningún navío ha surcado.</text:p>
      <text:p text:style-name="Horizontal_20_Line"/>
      <text:p text:style-name="Text_20_body">¿Te gustaría ahora que trabajemos este mismo párrafo con el estilo de Borges, o deseas seguir con la siguiente parte del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2T10:50:09.013000000</meta:creation-date>
    <dc:date>2025-04-12T10:52:45.611000000</dc:date>
    <meta:editing-duration>PT2M36S</meta:editing-duration>
    <meta:editing-cycles>1</meta:editing-cycles>
    <meta:document-statistic meta:table-count="0" meta:image-count="0" meta:object-count="0" meta:page-count="3" meta:paragraph-count="28" meta:word-count="953" meta:character-count="5815" meta:non-whitespace-character-count="4885"/>
    <meta:generator>LibreOffice/7.3.5.2$Windows_X86_64 LibreOffice_project/184fe81b8c8c30d8b5082578aee2fed2ea847c01</meta:generator>
  </office:meta>
</office:document-meta>
</file>